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f15" officeooo:paragraph-rsid="000d8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d etrabajo con git para ver wl cambio de arch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58:49.916215226</meta:creation-date>
    <dc:date>2018-09-04T10:59:28.239314822</dc:date>
    <meta:editing-duration>PT44S</meta:editing-duration>
    <meta:editing-cycles>1</meta:editing-cycles>
    <meta:document-statistic meta:table-count="0" meta:image-count="0" meta:object-count="0" meta:page-count="1" meta:paragraph-count="1" meta:word-count="10" meta:character-count="56" meta:non-whitespace-character-count="47"/>
    <meta:generator>LibreOffice/6.0.3.2$Linux_X86_64 LibreOffice_project/00m0$Build-2</meta:generator>
  </office:meta>
</office:document-meta>
</file>